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Mincho" svg:font-family="Mincho"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h text:style-name="P1" text:outline-level="1" text:is-list-header="true">Contrat de license pour l'utilisation du Bouboutel.</text:h>
      <text:p text:style-name="Standard"/>
      <text:p text:style-name="Standard"/>
      <text:list text:style-name="L1">
        <text:list-item>
          <text:p text:style-name="P2">Ce contrat est un accord entre les organisateurs de la 11ème semaine internationale de la marionnette (dénomés organisateurs ci-après) et Jean-Luc Perret pour l'utilisation d'un programme de réservation de places de spectacle dénomé Bouboutel ci-après.</text:p>
        </text:list-item>
      </text:list>
      <text:p text:style-name="Standard"/>
      <text:list text:style-name="L2">
        <text:list-item>
          <text:p text:style-name="P3">Les organisateurs reconnaissent que cette license est non exclusive et limitée dans le temps. Jean-Luc Perret reste propriétaire des droits sur le Bouboutel.</text:p>
        </text:list-item>
      </text:list>
      <text:p text:style-name="Standard"/>
      <text:list text:style-name="L2" text:continue-numbering="true">
        <text:list-item>
          <text:p text:style-name="P3">Cette license autorise les organisateurs à utiliser le Bouboutel sur un ou plusieurs ordinateurs jusqu'au <text:span text:style-name="T1">30 Novembre 2005</text:span>. Les copies du logiciel sont autorisées uniquement à des fins de sauvegarde.</text:p>
          <text:p text:style-name="P3"/>
        </text:list-item>
        <text:list-item>
          <text:p text:style-name="P3">Les organisateurs s'engagent à verser 80 centimes par place réservée ou vendue à l'aide du Bouboutel, au plus tard jusqu'au 20 décembre 2005.</text:p>
          <text:p text:style-name="P3"/>
        </text:list-item>
        <text:list-item>
          <text:p text:style-name="P3">Le bouboutel est sujet à une garantie limitée. Il permet l'enregistrement de réservations de places de spectacles et l'impression de billets sur l'imprimante des organisateurs sur un papier fourni par les organisateurs. Pendant la durée de la license, Jean-Luc Perret s'engage à apporter les éventuelles corrections nécessaires à l'enregistrement des réservations et à l'impression des billets.</text:p>
          <text:p text:style-name="P3"/>
        </text:list-item>
        <text:list-item>
          <text:p text:style-name="P3">Jean-Luc Perret n'est pas redevable aux organisateurs de dommages éventuels résultant de l'utilisation du Bouboutel. </text:p>
          <text:p text:style-name="P3"/>
        </text:list-item>
        <text:list-item>
          <text:p text:style-name="P3">Cette license remplace toute autre négociation, transaction ou accord entre les organisateurs et Jean-Luc Perret.</text:p>
        </text:list-item>
      </text:list>
      <text:p text:style-name="Standard"/>
      <text:p text:style-name="Standard"/>
      <text:p text:style-name="Standard"/>
      <text:p text:style-name="Standard"/>
      <text:p text:style-name="Standard"/>
      <text:p text:style-name="Standard"><text:tab/><text:tab/>Pour les organisateurs<text:tab/><text:tab/><text:tab/><text:tab/><text:tab/><text:tab/>Jean-Luc Per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Mincho" svg:font-family="Mincho"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fr" fo:country="CH"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fo:font-size="115%" fo:font-weight="bold" style:font-size-asian="115%" style:font-weight-asian="bold" style:font-size-complex="115%" style:font-weight-complex="bold"/>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5-10-26T07:38:26</meta:creation-date>
    <dc:date>2005-11-01T11:14:31</dc:date>
    <meta:print-date>2005-11-01T10:53:29</meta:print-date>
    <dc:language>fr-CH</dc:language>
    <meta:editing-cycles>4</meta:editing-cycles>
    <meta:editing-duration>PT34M48S</meta:editing-duration>
    <meta:user-defined meta:name="Info 1"/>
    <meta:user-defined meta:name="Info 2"/>
    <meta:user-defined meta:name="Info 3"/>
    <meta:user-defined meta:name="Info 4"/>
    <meta:document-statistic meta:table-count="0" meta:image-count="0" meta:object-count="0" meta:page-count="1" meta:paragraph-count="9" meta:word-count="217" meta:character-count="1469"/>
  </office:meta>
</office:document-meta>
</file>